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85cm"/>
    </style:style>
    <style:style style:name="co6" style:family="table-column">
      <style:table-column-properties fo:break-before="auto" style:column-width="2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ro4" style:family="table-row">
      <style:table-row-properties style:row-height="1.219cm" fo:break-before="auto" style:use-optimal-row-height="true"/>
    </style:style>
    <style:style style:name="ro5" style:family="table-row">
      <style:table-row-properties style:row-height="2.0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4" table:number-columns-repeated="1637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parameters</text:p>
          </table:table-cell>
          <table:table-cell table:style-name="ce3" office:value-type="string" calcext:value-type="string">
            <text:p>default 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hidden function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Clear Display</text:p>
          </table:table-cell>
          <table:table-cell table:number-columns-repeated="4"/>
          <table:table-cell office:value-type="string" calcext:value-type="string">
            <text:p>set both small and medium cursor positions set to 1,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office:value-type="string" calcext:value-type="string">
            <text:p>pins on top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-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et text colo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text colo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office:value-type="string" calcext:value-type="string">
            <text:p>If both colors are the same, there will no background update.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ackground 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office:value-type="string" calcext:value-type="string">
            <text:p>The characters will be written over the existing background. (SLOW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int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existing cursor valu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 small text 1-30</text:p>
            <text:p>For medium text 1-16</text:p>
          </table:table-cell>
          <table:table-cell office:value-type="string" calcext:value-type="string">
            <text:p>There are separate cursors maintained for small and medium text</text:p>
            <text:p>The cursors are updated by print blocks.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existing cursor valu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 small text 1-40</text:p>
            <text:p><text:span text:style-name="T1">For medium text 1-24</text:span>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mpty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">small text chars 0-255</text:span></text:p>
            <text:p><text:span text:style-name="T1">Medium text chars 32-127</text:span></text:p>
            <text:p><text:span text:style-name="T1">No string length limit</text:span></text:p>
          </table:table-cell>
          <table:table-cell office:value-type="string" calcext:value-type="string">
            <text:p>using Print with an empty string is equivalent to a Set Cursor function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Text Siz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-small</text:p>
            <text:p>2-medium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aw Pixe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aw Line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aw Rectangle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, fals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aw Triangle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f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- fill</text:p>
            <text:p>False- outlin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lor Picke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ick from palet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um→Str</text:p>
          </table:table-cell>
          <table:table-cell table:number-columns-repeated="4"/>
          <table:table-cell office:value-type="string" calcext:value-type="string">
            <text:p>Returns a string value suitable for the Print block String inpu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cim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0-4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-Integer</text:p>
            <text:p>2-hexadecimal</text:p>
            <text:p>3-Hex with leading zeros</text:p>
            <text:p>4-fixed point</text:p>
            <text:p>5-exponentia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it Plot</text:p>
          </table:table-cell>
          <table:table-cell table:number-columns-repeated="4"/>
          <table:table-cell office:value-type="string" calcext:value-type="string">
            <text:p>define variable, units, color, decimals for each index use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-3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office:value-type="string" calcext:value-type="string">
            <text:p>autorange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ith auto range, the top point in the graph is the max value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Maximum</text:p>
          </table:table-cell>
          <table:table-cell office:value-type="string" calcext:value-type="string">
            <text:p>autorange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d the bottom point on the graph is the min value</text:p>
            <text:p>This cause the graph to be rewritten frequently which is slow.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cim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0-4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for index 1 – Red</text:p>
            <text:p> for index 2 - Green</text:p>
            <text:p><text:span text:style-name="T1">for index 3 - Blue</text:span>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ot New Data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Var 1 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EEE 8 byte doubl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Var 2 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EEE 8 byte doubl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Var 3 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EEE 8 byte double</text:p>
          </table:table-cell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Expected behavior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geometric shapes (pixel,line,rectangle,triangle)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4" office:value-type="string" calcext:value-type="string">
            <text:p>The part of the shape that is outside of the 240x240 window will cropped.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5" office:value-type="string" calcext:value-type="string">
            <text:p>Horizonal lines do not crop correctl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ext 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4" office:value-type="string" calcext:value-type="string">
            <text:p>characters after the end of a line will wrap to the start of the next lin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Characters that wrap passed the bottom of the display will start at the beginning of the first lin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a \n (newline) character in the string will cause the cursor to be set to the beginning of the next lin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the small text and medium text each have their own curso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umbers</text:p>
          </table:table-cell>
          <table:table-cell table:style-name="ce4" office:value-type="string" calcext:value-type="string">
            <text:p>numbers can be constants, variables, or expressions</text:p>
          </table:table-cell>
          <table:table-cell table:style-name="ce4"/>
          <table:table-cell table:number-columns-repeated="16380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3:32:05.498000000</meta:creation-date>
    <dc:date>2025-06-06T15:44:12.478000000</dc:date>
    <meta:editing-duration>PT2H12M6S</meta:editing-duration>
    <meta:editing-cycles>2</meta:editing-cycles>
    <meta:generator>LibreOffice/7.5.3.2$Windows_X86_64 LibreOffice_project/9f56dff12ba03b9acd7730a5a481eea045e468f3</meta:generator>
    <meta:document-statistic meta:table-count="1" meta:cell-count="205" meta:object-count="0"/>
  </office:meta>
</office:document-meta>
</file>